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10000001169D3B9DD9346F5EC.png" manifest:media-type="image/png"/>
  <manifest:file-entry manifest:full-path="Pictures/1000000100000019000000195DC0196482DACD51.png" manifest:media-type="image/png"/>
  <manifest:file-entry manifest:full-path="Pictures/1000010C00000295000002958DF186621D7856FC.svg" manifest:media-type="image/svg+xml"/>
  <manifest:file-entry manifest:full-path="Pictures/1000000100000201000002017407B7624FD43EF1.png" manifest:media-type="image/png"/>
  <manifest:file-entry manifest:full-path="Pictures/1000053F000035050000350546D674BCE9ACB667.svg" manifest:media-type="image/svg+xml"/>
  <manifest:file-entry manifest:full-path="Pictures/10000001000000C8000000C821F10FC011904EF0.png" manifest:media-type="image/png"/>
  <manifest:file-entry manifest:full-path="Pictures/10000373000001C2000001C23FD188C3196B07A0.svg" manifest:media-type="image/svg+xml"/>
  <manifest:file-entry manifest:full-path="Pictures/10000001000000C8000000C855C8E72BEE46E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3.933cm"/>
      <style:paragraph-properties style:writing-mode="lr-tb"/>
    </style:style>
    <style:style style:name="gr2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3.93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3.933cm"/>
      <style:paragraph-properties style:writing-mode="lr-tb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3.933cm"/>
      <style:paragraph-properties style:writing-mode="lr-tb"/>
    </style:style>
    <style:style style:name="gr5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3.933cm"/>
      <style:paragraph-properties style:writing-mode="lr-tb"/>
    </style:style>
    <style:style style:name="gr6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3.933cm"/>
      <style:paragraph-properties style:writing-mode="lr-tb"/>
    </style:style>
    <style:style style:name="gr7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3.933cm"/>
      <style:paragraph-properties style:writing-mode="lr-tb"/>
    </style:style>
    <style:style style:name="gr8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6.718cm"/>
      <style:paragraph-properties style:writing-mode="lr-tb"/>
    </style:style>
    <style:style style:name="gr9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6.718cm"/>
      <style:paragraph-properties style:writing-mode="lr-tb"/>
    </style:style>
    <style:style style:name="gr10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6.718cm"/>
      <style:paragraph-properties style:writing-mode="lr-tb"/>
    </style:style>
    <style:style style:name="gr11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6.718cm"/>
      <style:paragraph-properties style:writing-mode="lr-tb"/>
    </style:style>
    <style:style style:name="gr12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6.718cm"/>
      <style:paragraph-properties style:writing-mode="lr-tb"/>
    </style:style>
    <style:style style:name="gr13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6.718cm"/>
      <style:paragraph-properties style:writing-mode="lr-tb"/>
    </style:style>
    <style:style style:name="gr14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6.718cm"/>
      <style:paragraph-properties style:writing-mode="lr-tb"/>
    </style:style>
    <style:style style:name="gr15" style:family="graphic" style:parent-style-name="standard">
      <style:graphic-properties draw:stroke="none" draw:fill-color="#3faf46" draw:textarea-horizontal-align="justify" draw:textarea-vertical-align="middle" draw:auto-grow-height="false" fo:min-height="1.516cm" fo:min-width="11.545cm"/>
      <style:paragraph-properties style:writing-mode="lr-tb"/>
    </style:style>
    <style:style style:name="gr16" style:family="graphic" style:parent-style-name="standard">
      <style:graphic-properties draw:stroke="none" draw:fill-color="#afd095" draw:textarea-horizontal-align="justify" draw:textarea-vertical-align="middle" draw:auto-grow-height="false" fo:min-height="1.516cm" fo:min-width="11.545cm"/>
      <style:paragraph-properties style:writing-mode="lr-tb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1.517cm" fo:min-width="11.545cm"/>
      <style:paragraph-properties style:writing-mode="lr-tb"/>
    </style:style>
    <style:style style:name="gr18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11.545cm"/>
      <style:paragraph-properties style:writing-mode="lr-tb"/>
    </style:style>
    <style:style style:name="gr19" style:family="graphic" style:parent-style-name="standard">
      <style:graphic-properties draw:stroke="none" draw:fill-color="#d62e4e" draw:textarea-horizontal-align="justify" draw:textarea-vertical-align="middle" draw:auto-grow-height="false" fo:min-height="1.516cm" fo:min-width="11.545cm"/>
      <style:paragraph-properties style:writing-mode="lr-tb"/>
    </style:style>
    <style:style style:name="gr20" style:family="graphic" style:parent-style-name="standard">
      <style:graphic-properties draw:stroke="none" draw:fill-color="#e16173" draw:textarea-horizontal-align="justify" draw:textarea-vertical-align="middle" draw:auto-grow-height="false" fo:min-height="1.517cm" fo:min-width="11.545cm"/>
      <style:paragraph-properties style:writing-mode="lr-tb"/>
    </style:style>
    <style:style style:name="gr21" style:family="graphic" style:parent-style-name="standard">
      <style:graphic-properties draw:stroke="none" draw:fill-color="#ec9ba4" draw:textarea-horizontal-align="justify" draw:textarea-vertical-align="middle" draw:auto-grow-height="false" fo:min-height="1.516cm" fo:min-width="11.545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6.718cm"/>
      <style:paragraph-properties style:writing-mode="lr-tb"/>
    </style:style>
    <style:style style:name="gr24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6.718cm"/>
      <style:paragraph-properties style:writing-mode="lr-tb"/>
    </style:style>
    <style:style style:name="gr25" style:family="graphic" style:parent-style-name="standard">
      <style:graphic-properties draw:stroke="none" draw:fill-color="#e16173" draw:textarea-horizontal-align="justify" draw:textarea-vertical-align="middle" draw:auto-grow-height="false" fo:min-height="5.567cm" fo:min-width="8.513cm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1.515cm" fo:min-width="8.513cm"/>
      <style:paragraph-properties style:writing-mode="lr-tb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1.515cm" fo:min-width="8.513cm"/>
      <style:paragraph-properties style:writing-mode="lr-tb"/>
    </style:style>
    <style:style style:name="gr28" style:family="graphic" style:parent-style-name="standard">
      <style:graphic-properties draw:stroke="none" draw:fill-color="#3faf46" draw:textarea-horizontal-align="justify" draw:textarea-vertical-align="middle" draw:auto-grow-height="false" fo:min-height="3.543cm" fo:min-width="8.513cm"/>
      <style:paragraph-properties style:writing-mode="lr-tb"/>
    </style:style>
    <style:style style:name="gr2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0.87cm" fo:min-width="0.62cm"/>
      <style:paragraph-properties style:writing-mode="lr-tb"/>
    </style:style>
    <style:style style:name="gr31" style:family="graphic" style:parent-style-name="standard">
      <style:graphic-properties draw:stroke="none" draw:fill-color="#b2b2b2" draw:textarea-horizontal-align="justify" draw:textarea-vertical-align="middle" draw:auto-grow-height="false" fo:min-height="0.871cm" fo:min-width="0.62cm"/>
      <style:paragraph-properties style:writing-mode="lr-tb"/>
    </style:style>
    <style:style style:name="gr32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4.883cm" fo:min-width="7.699cm"/>
    </style:style>
    <style:style style:name="gr33" style:family="graphic" style:parent-style-name="objectwithoutfill">
      <style:graphic-properties svg:stroke-color="#000000" draw:fill="none" draw:textarea-vertical-align="middle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0.277cm" fo:min-width="0.027cm"/>
    </style:style>
    <style:style style:name="gr35" style:family="graphic" style:parent-style-name="standard">
      <style:graphic-properties draw:stroke="none" draw:opacity="0%" draw:textarea-horizontal-align="justify" draw:textarea-vertical-align="middle" draw:auto-grow-height="false" fo:min-height="0.34cm" fo:min-width="1.232cm"/>
      <style:paragraph-properties style:writing-mode="lr-tb"/>
    </style:style>
    <style:style style:name="gr36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5.941cm" fo:min-width="6.54cm"/>
    </style:style>
    <style:style style:name="gr3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75cm" fo:min-width="3.209cm"/>
    </style:style>
    <style:style style:name="gr38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2.991cm" fo:min-width="6.274cm"/>
    </style:style>
    <style:style style:name="gr39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212cm" svg:stroke-color="#468a1a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2" style:family="graphic" style:parent-style-name="objectwithoutfill">
      <style:graphic-properties svg:stroke-width="0.212cm" svg:stroke-color="#5983b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4cm" fo:min-width="2.433cm"/>
      <style:paragraph-properties style:writing-mode="lr-tb"/>
    </style:style>
    <style:style style:name="gr44" style:family="graphic" style:parent-style-name="objectwithoutfill">
      <style:graphic-properties svg:stroke-width="0.106cm" svg:stroke-color="#d62e4e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3465a4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081cm" svg:stroke-color="#666666" draw:marker-start-width="0.322cm" draw:marker-end-width="0.322cm" draw:fill="none" loext:fill-use-slide-background="false" draw:textarea-horizontal-align="justify" draw:textarea-vertical-align="middle" draw:auto-grow-height="false" fo:min-height="5.324cm" fo:min-width="5.074cm" fo:padding-top="0.166cm" fo:padding-bottom="0.166cm" fo:padding-left="0.291cm" fo:padding-right="0.291cm"/>
    </style:style>
    <style:style style:name="gr47" style:family="graphic" style:parent-style-name="standard">
      <style:graphic-properties draw:stroke="none" svg:stroke-color="#3465a4" draw:fill-color="#468a1a" draw:textarea-horizontal-align="justify" draw:textarea-vertical-align="middle" draw:auto-grow-height="false" fo:min-height="0.103cm" fo:min-width="0cm"/>
    </style:style>
    <style:style style:name="gr48" style:family="graphic" style:parent-style-name="objectwithoutfill">
      <style:graphic-properties svg:stroke-width="0.081cm" svg:stroke-color="#468a1a" draw:marker-start-width="0.322cm" draw:marker-end="Arrowheads_20_7" draw:marker-end-width="0.422cm" draw:fill="none" draw:textarea-vertical-align="middle" fo:padding-top="0.166cm" fo:padding-bottom="0.166cm" fo:padding-left="0.291cm" fo:padding-right="0.291cm"/>
    </style:style>
    <style:style style:name="gr49" style:family="graphic" style:parent-style-name="standard">
      <style:graphic-properties draw:stroke="none" draw:opacity="0%" draw:textarea-horizontal-align="justify" draw:textarea-vertical-align="middle" draw:auto-grow-height="false" fo:min-height="1.089cm" fo:min-width="5.93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388cm" fo:min-width="25.392cm"/>
    </style:style>
    <style:style style:name="gr51" style:family="graphic" style:parent-style-name="standard">
      <style:graphic-properties draw:stroke="solid" svg:stroke-color="#666666" draw:fill-color="#dee6ef" draw:textarea-horizontal-align="justify" draw:textarea-vertical-align="middle" draw:auto-grow-height="false" fo:min-height="3.388cm" fo:min-width="3.609cm"/>
      <style:paragraph-properties style:writing-mode="lr-tb"/>
    </style:style>
    <style:style style:name="gr52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2.659cm"/>
      <style:paragraph-properties style:writing-mode="lr-tb"/>
    </style:style>
    <style:style style:name="gr53" style:family="graphic" style:parent-style-name="standard">
      <style:graphic-properties svg:stroke-color="#666666" draw:fill-color="#ec9ba4" draw:textarea-horizontal-align="justify" draw:textarea-vertical-align="middle" draw:auto-grow-height="false" fo:min-height="3.388cm" fo:min-width="1.5cm"/>
      <style:paragraph-properties style:writing-mode="lr-tb"/>
    </style:style>
    <style:style style:name="gr54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0.579cm"/>
      <style:paragraph-properties style:writing-mode="lr-tb"/>
    </style:style>
    <style:style style:name="gr55" style:family="graphic" style:parent-style-name="standard">
      <style:graphic-properties svg:stroke-color="#666666" draw:fill-color="#729fcf" draw:textarea-horizontal-align="justify" draw:textarea-vertical-align="middle" draw:auto-grow-height="false" fo:min-height="3.388cm" fo:min-width="1.886cm"/>
      <style:paragraph-properties style:writing-mode="lr-tb"/>
    </style:style>
    <style:style style:name="gr56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3.595cm" fo:min-width="0cm" fo:padding-top="0.151cm" fo:padding-bottom="0.151cm" fo:padding-left="0.276cm" fo:padding-right="0.276cm" fo:wrap-option="wrap"/>
    </style:style>
    <style:style style:name="gr57" style:family="graphic" style:parent-style-name="standard">
      <style:graphic-properties draw:stroke="none" draw:fill="none" fo:min-height="0.814cm"/>
      <style:paragraph-properties style:writing-mode="lr-tb"/>
    </style:style>
    <style:style style:name="gr58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7.581cm" fo:min-width="0cm" fo:padding-top="0.151cm" fo:padding-bottom="0.151cm" fo:padding-left="0.276cm" fo:padding-right="0.276cm" fo:wrap-option="wrap"/>
    </style:style>
    <style:style style:name="gr59" style:family="graphic" style:parent-style-name="standard">
      <style:graphic-properties draw:stroke="none" draw:fill="none" fo:min-height="1.627cm"/>
      <style:paragraph-properties style:writing-mode="lr-tb"/>
    </style:style>
    <style:style style:name="gr60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1" style:family="graphic" style:parent-style-name="standard">
      <style:graphic-properties svg:stroke-width="0.053cm" svg:stroke-color="#666666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 fo:wrap-option="wrap"/>
    </style:style>
    <style:style style:name="gr62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327cm"/>
      <style:paragraph-properties style:writing-mode="lr-tb"/>
    </style:style>
    <style:style style:name="gr63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.808cm"/>
      <style:paragraph-properties style:writing-mode="lr-tb"/>
    </style:style>
    <style:style style:name="gr64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6.116cm"/>
      <style:paragraph-properties style:writing-mode="lr-tb"/>
    </style:style>
    <style:style style:name="gr65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2.732cm"/>
      <style:paragraph-properties style:writing-mode="lr-tb"/>
    </style:style>
    <style:style style:name="gr66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.981cm"/>
      <style:paragraph-properties style:writing-mode="lr-tb"/>
    </style:style>
    <style:style style:name="gr67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0.251cm"/>
      <style:paragraph-properties style:writing-mode="lr-tb"/>
    </style:style>
    <style:style style:name="gr68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25.964cm"/>
      <style:paragraph-properties style:writing-mode="lr-tb"/>
    </style:style>
    <style:style style:name="gr69" style:family="graphic" style:parent-style-name="standard">
      <style:graphic-properties svg:stroke-color="#666666" draw:fill-color="#b2b2b2" draw:textarea-horizontal-align="justify" draw:textarea-vertical-align="middle" draw:auto-grow-height="false" fo:min-height="2.861cm" fo:min-width="25.964cm"/>
      <style:paragraph-properties style:writing-mode="lr-tb"/>
    </style:style>
    <style:style style:name="gr70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0.542cm"/>
      <style:paragraph-properties style:writing-mode="lr-tb"/>
    </style:style>
    <style:style style:name="gr71" style:family="graphic" style:parent-style-name="standard">
      <style:graphic-properties svg:stroke-color="#666666" draw:fill-color="#b2b2b2" draw:textarea-horizontal-align="justify" draw:textarea-vertical-align="middle" draw:auto-grow-height="false" fo:min-height="0.577cm" fo:min-width="16.04cm"/>
      <style:paragraph-properties style:writing-mode="lr-tb"/>
    </style:style>
    <style:style style:name="gr72" style:family="graphic" style:parent-style-name="standard">
      <style:graphic-properties svg:stroke-color="#666666" draw:fill-color="#b2b2b2" draw:textarea-horizontal-align="justify" draw:textarea-vertical-align="middle" draw:auto-grow-height="false" fo:min-height="3.058cm" fo:min-width="25.964cm"/>
      <style:paragraph-properties style:writing-mode="lr-tb"/>
    </style:style>
    <style:style style:name="gr73" style:family="graphic" style:parent-style-name="standard">
      <style:graphic-properties svg:stroke-color="#666666" draw:fill-color="#b2b2b2" draw:textarea-horizontal-align="justify" draw:textarea-vertical-align="middle" draw:auto-grow-height="false" fo:min-height="1.348cm" fo:min-width="25.964cm"/>
      <style:paragraph-properties style:writing-mode="lr-tb"/>
    </style:style>
    <style:style style:name="gr74" style:family="graphic" style:parent-style-name="standard">
      <style:graphic-properties svg:stroke-color="#666666" draw:fill-color="#b2b2b2" draw:textarea-horizontal-align="justify" draw:textarea-vertical-align="middle" draw:auto-grow-height="false" fo:min-height="2.175cm" fo:min-width="0.54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Source Han Sans JP" fo:font-weight="normal"/>
    </style:style>
    <style:style style:name="P2" style:family="paragraph">
      <loext:graphic-properties draw:fill-color="#3faf46"/>
      <style:paragraph-properties fo:text-align="center" style:writing-mode="lr-tb"/>
      <style:text-properties style:font-name="Source Han Sans JP" fo:font-weight="normal"/>
    </style:style>
    <style:style style:name="P3" style:family="paragraph">
      <loext:graphic-properties draw:fill-color="#afd095"/>
      <style:paragraph-properties fo:text-align="center" style:writing-mode="lr-tb"/>
      <style:text-properties style:font-name="Source Han Sans JP" fo:font-weight="normal"/>
    </style:style>
    <style:style style:name="P4" style:family="paragraph">
      <loext:graphic-properties draw:fill-color="#729fcf"/>
      <style:paragraph-properties fo:text-align="center" style:writing-mode="lr-tb"/>
      <style:text-properties style:font-name="Source Han Sans JP" fo:font-weight="normal"/>
    </style:style>
    <style:style style:name="P5" style:family="paragraph">
      <loext:graphic-properties draw:fill-color="#b4c7dc"/>
      <style:paragraph-properties fo:text-align="center" style:writing-mode="lr-tb"/>
      <style:text-properties style:font-name="Source Han Sans JP" fo:font-weight="normal"/>
    </style:style>
    <style:style style:name="P6" style:family="paragraph">
      <loext:graphic-properties draw:fill-color="#d62e4e"/>
      <style:paragraph-properties fo:text-align="center" style:writing-mode="lr-tb"/>
      <style:text-properties style:font-name="Source Han Sans JP" fo:font-weight="normal"/>
    </style:style>
    <style:style style:name="P7" style:family="paragraph">
      <loext:graphic-properties draw:fill-color="#e16173"/>
      <style:paragraph-properties fo:text-align="center" style:writing-mode="lr-tb"/>
      <style:text-properties style:font-name="Source Han Sans JP" fo:font-weight="normal"/>
    </style:style>
    <style:style style:name="P8" style:family="paragraph">
      <loext:graphic-properties draw:fill-color="#ec9ba4"/>
      <style:paragraph-properties fo:text-align="center" style:writing-mode="lr-tb"/>
      <style:text-properties style:font-name="Source Han Sans JP" fo:font-weight="normal"/>
    </style:style>
    <style:style style:name="P9" style:family="paragraph"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0" style:family="paragraph">
      <loext:graphic-properties draw:fill-color="#3faf46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1" style:family="paragraph">
      <loext:graphic-properties draw:fill-color="#afd095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2" style:family="paragraph">
      <loext:graphic-properties draw:fill-color="#729fcf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3" style:family="paragraph">
      <loext:graphic-properties draw:fill-color="#b4c7dc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4" style:family="paragraph">
      <loext:graphic-properties draw:fill-color="#d62e4e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5" style:family="paragraph">
      <loext:graphic-properties draw:fill-color="#e16173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6" style:family="paragraph">
      <loext:graphic-properties draw:fill-color="#ec9ba4"/>
      <style:paragraph-properties fo:text-align="center" style:writing-mode="lr-tb"/>
      <style:text-properties style:font-name="Source Han Sans JP" fo:font-weight="normal" style:font-name-asian="Noto Sans Display Medium1"/>
    </style:style>
    <style:style style:name="P17" style:family="paragraph"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18" style:family="paragraph">
      <loext:graphic-properties draw:fill-color="#3faf46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19" style:family="paragraph">
      <loext:graphic-properties draw:fill-color="#afd095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1" style:family="paragraph">
      <loext:graphic-properties draw:fill-color="#b4c7dc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2" style:family="paragraph">
      <loext:graphic-properties draw:fill-color="#d62e4e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3" style:family="paragraph">
      <loext:graphic-properties draw:fill-color="#e16173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4" style:family="paragraph">
      <loext:graphic-properties draw:fill-color="#ec9ba4"/>
      <style:paragraph-properties fo:text-align="center" style:writing-mode="lr-tb"/>
      <style:text-properties style:font-name="Source Han Sans JP" fo:font-size="12pt" fo:font-weight="normal" style:font-name-asian="Noto Sans Display Medium" style:font-size-asian="12pt" style:font-size-complex="12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style:line-spacing="0cm" fo:text-align="center" style:writing-mode="lr-tb"/>
      <style:text-properties style:font-name="Source Han Sans JP" fo:font-weight="normal" style:font-name-asian="Noto Sans Display Medium1"/>
    </style:style>
    <style:style style:name="P27" style:family="paragraph">
      <loext:graphic-properties draw:fill-color="#3faf46"/>
      <style:paragraph-properties style:line-spacing="0cm" fo:text-align="center" style:writing-mode="lr-tb"/>
      <style:text-properties style:font-name="Source Han Sans JP" fo:font-weight="normal" style:font-name-asian="Noto Sans Display Medium1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text-align="center" style:writing-mode="lr-tb"/>
      <style:text-properties style:font-name="Noto Sans Display Medium1"/>
    </style:style>
    <style:style style:name="P30" style:family="paragraph">
      <loext:graphic-properties draw:fill-color="#b2b2b2"/>
      <style:paragraph-properties fo:text-align="center" style:writing-mode="lr-tb"/>
      <style:text-properties style:font-name="Noto Sans Display Medium1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-color="#5983b0"/>
      <style:paragraph-properties fo:text-align="center"/>
    </style:style>
    <style:style style:name="P34" style:family="paragraph"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5" style:family="paragraph">
      <loext:graphic-properties draw:opacity="0%"/>
      <style:paragraph-properties fo:text-align="center" style:writing-mode="lr-tb"/>
      <style:text-properties style:font-name="Source Han Sans JP" fo:font-size="12pt" style:font-size-asian="12pt" style:font-size-complex="12pt"/>
    </style:style>
    <style:style style:name="P36" style:family="paragraph">
      <style:paragraph-properties fo:text-align="center" style:writing-mode="lr-tb"/>
      <style:text-properties style:font-name="Noto Sans Display Medium1" fo:font-size="12pt" style:font-size-asian="12pt" style:font-size-complex="12pt"/>
    </style:style>
    <style:style style:name="P37" style:family="paragraph">
      <loext:graphic-properties draw:opacity="0%"/>
      <style:paragraph-properties fo:text-align="center" style:writing-mode="lr-tb"/>
      <style:text-properties style:font-name="Noto Sans Display Medium1"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opacity="0%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text-align="center" style:writing-mode="lr-tb"/>
      <style:text-properties fo:color="#000000" loext:opacity="100%" style:font-name="Noto Sans Display Medium1" fo:font-size="16pt" fo:font-weight="normal" style:font-size-asian="16pt" style:font-weight-asian="bold" style:font-size-complex="16pt" style:font-weight-complex="bold"/>
    </style:style>
    <style:style style:name="P41" style:family="paragraph">
      <loext:graphic-properties draw:opacity="0%"/>
      <style:paragraph-properties fo:text-align="center" style:writing-mode="lr-tb"/>
      <style:text-properties fo:color="#000000" loext:opacity="100%" loext:color-lum-mod="100%" loext:color-lum-off="0%" style:font-name="Noto Sans Display Medium1" fo:font-size="16pt" fo:font-weight="normal" style:font-size-asian="16pt" style:font-weight-asian="bold" style:font-size-complex="16pt" style:font-weight-complex="bold"/>
    </style:style>
    <style:style style:name="P42" style:family="paragraph">
      <loext:graphic-properties draw:fill="none"/>
      <style:paragraph-properties fo:text-align="center"/>
      <style:text-properties style:font-name="Source Han Sans JP"/>
    </style:style>
    <style:style style:name="P43" style:family="paragraph">
      <style:paragraph-properties fo:text-align="center" style:writing-mode="lr-tb"/>
      <style:text-properties fo:color="#d62e4e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4" style:family="paragraph">
      <loext:graphic-properties draw:opacity="0%"/>
      <style:paragraph-properties fo:text-align="center" style:writing-mode="lr-tb"/>
      <style:text-properties fo:color="#d62e4e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5" style:family="paragraph">
      <style:paragraph-properties fo:text-align="center" style:writing-mode="lr-tb"/>
      <style:text-properties fo:color="#3465a4" loext:opacity="100%" style:font-name="Source Han Sans JP" fo:font-size="16pt" fo:font-weight="normal" style:font-size-asian="16pt" style:font-weight-asian="bold" style:font-size-complex="16pt" style:font-weight-complex="bold"/>
    </style:style>
    <style:style style:name="P46" style:family="paragraph">
      <loext:graphic-properties draw:opacity="0%"/>
      <style:paragraph-properties fo:text-align="center" style:writing-mode="lr-tb"/>
      <style:text-properties fo:color="#3465a4" loext:opacity="100%" loext:color-lum-mod="100%" loext:color-lum-off="0%" style:font-name="Source Han Sans JP" fo:font-size="16pt" fo:font-weight="normal" style:font-size-asian="16pt" style:font-weight-asian="bold" style:font-size-complex="16pt" style:font-weight-complex="bold"/>
    </style:style>
    <style:style style:name="P47" style:family="paragraph">
      <loext:graphic-properties draw:fill-color="#468a1a"/>
      <style:paragraph-properties fo:text-align="center"/>
      <style:text-properties style:font-name="Source Han Sans JP"/>
    </style:style>
    <style:style style:name="P48" style:family="paragraph">
      <style:paragraph-properties fo:text-align="center" style:writing-mode="lr-tb"/>
      <style:text-properties fo:color="#468a1a" loext:opacity="100%" style:font-name="Source Han Sans JP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opacity="0%"/>
      <style:paragraph-properties fo:text-align="center" style:writing-mode="lr-tb"/>
      <style:text-properties fo:color="#468a1a" loext:opacity="100%" loext:color-lum-mod="100%" loext:color-lum-off="0%" style:font-name="Source Han Sans JP"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/>
      <style:text-properties style:font-name="Source Han Sans JP"/>
    </style:style>
    <style:style style:name="P51" style:family="paragraph">
      <style:paragraph-properties fo:text-align="center" style:writing-mode="lr-tb"/>
      <style:text-properties fo:color="#000000" loext:opacity="100%" style:font-name="Source Han Sans JP" fo:font-size="12pt" style:font-size-asian="12pt" style:font-size-complex="12pt"/>
    </style:style>
    <style:style style:name="P52" style:family="paragraph">
      <loext:graphic-properties draw:fill-color="#dee6e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3" style:family="paragraph">
      <loext:graphic-properties draw:fill-color="#ec9ba4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4" style:family="paragraph">
      <loext:graphic-properties draw:fill-color="#729fcf"/>
      <style:paragraph-properties fo:text-align="center" style:writing-mode="lr-tb"/>
      <style:text-properties fo:color="#000000" loext:opacity="100%" loext:color-lum-mod="100%" loext:color-lum-off="0%" style:font-name="Source Han Sans JP" fo:font-size="12pt" style:font-size-asian="12pt" style:font-size-complex="12pt"/>
    </style:style>
    <style:style style:name="P55" style:family="paragraph">
      <loext:graphic-properties draw:fill="none"/>
      <style:paragraph-properties fo:text-align="center" style:writing-mode="lr-tb"/>
      <style:text-properties fo:color="#666666" loext:opacity="100%" loext:color-lum-mod="100%" loext:color-lum-off="0%" style:font-name="Source Han Sans JP"/>
    </style:style>
    <style:style style:name="P56" style:family="paragraph">
      <style:paragraph-properties fo:text-align="center"/>
      <style:text-properties fo:color="#000000" loext:opacity="100%" style:font-name="Source Han Sans JP"/>
    </style:style>
    <style:style style:name="P57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/>
    </style:style>
    <style:style style:name="P58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59" style:family="paragraph">
      <style:paragraph-properties fo:text-align="center"/>
      <style:text-properties style:font-name="Source Han Sans JP" fo:font-size="8pt" fo:font-weight="normal"/>
    </style:style>
    <style:style style:name="P60" style:family="paragraph">
      <loext:graphic-properties draw:fill-color="#b2b2b2"/>
      <style:paragraph-properties fo:text-align="center"/>
      <style:text-properties style:font-name="Source Han Sans JP" fo:font-size="8pt" fo:font-weight="normal" style:font-size-asian="12pt" style:font-size-complex="12pt"/>
    </style:style>
    <style:style style:name="P61" style:family="paragraph">
      <loext:graphic-properties draw:fill-color="#b2b2b2"/>
      <style:paragraph-properties fo:text-align="center"/>
      <style:text-properties style:font-name="Source Han Sans JP" fo:font-size="8pt" fo:font-weight="normal"/>
    </style:style>
    <style:style style:name="P62" style:family="paragraph">
      <style:paragraph-properties fo:text-align="center"/>
      <style:text-properties style:font-name="Source Han Sans JP" fo:font-size="8pt" fo:font-weight="normal" style:font-name-asian="Noto Sans Display Medium" style:font-weight-asian="normal" style:font-weight-complex="normal"/>
    </style:style>
    <style:style style:name="P63" style:family="paragraph">
      <loext:graphic-properties draw:fill-color="#b2b2b2"/>
      <style:paragraph-properties fo:text-align="center"/>
      <style:text-properties style:font-name="Source Han Sans JP" fo:font-size="8pt" fo:font-weight="normal" style:font-name-asian="Noto Sans Display Medium" style:font-size-asian="12pt" style:font-weight-asian="normal" style:font-size-complex="12pt" style:font-weight-complex="normal"/>
    </style:style>
    <style:style style:name="P64" style:family="paragraph">
      <style:paragraph-properties fo:text-align="center"/>
      <style:text-properties style:font-name="Source Han Sans JP" fo:font-size="12pt" fo:font-weight="normal" style:font-name-asian="Noto Sans Display Medium" style:font-size-asian="12pt" style:font-weight-asian="normal" style:font-size-complex="12pt" style:font-weight-complex="normal"/>
    </style:style>
    <style:style style:name="P65" style:family="paragraph">
      <loext:graphic-properties draw:fill-color="#b2b2b2"/>
      <style:paragraph-properties fo:text-align="center"/>
      <style:text-properties style:font-name="Source Han Sans JP" fo:font-size="12pt" fo:font-weight="normal" style:font-name-asian="Noto Sans Display Medium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name-asian="Noto Sans Display Medium1"/>
    </style:style>
    <style:style style:name="T3" style:family="text">
      <style:text-properties fo:font-size="12pt" fo:font-weight="normal" style:font-name-asian="Noto Sans Display Medium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Source Han Sans JP" fo:font-size="12pt" style:font-size-asian="12pt" style:font-size-complex="12pt"/>
    </style:style>
    <style:style style:name="T6" style:family="text">
      <style:text-properties fo:color="#000000" loext:opacity="100%" fo:font-size="16pt" style:font-size-asian="16pt" style:font-weight-asian="bold" style:font-size-complex="16pt" style:font-weight-complex="bold"/>
    </style:style>
    <style:style style:name="T7" style:family="text">
      <style:text-properties fo:color="#d62e4e" loext:opacity="100%" fo:font-size="16pt" style:font-size-asian="16pt" style:font-weight-asian="bold" style:font-size-complex="16pt" style:font-weight-complex="bold"/>
    </style:style>
    <style:style style:name="T8" style:family="text">
      <style:text-properties fo:color="#3465a4" loext:opacity="100%" fo:font-size="16pt" style:font-size-asian="16pt" style:font-weight-asian="bold" style:font-size-complex="16pt" style:font-weight-complex="bold"/>
    </style:style>
    <style:style style:name="T9" style:family="text">
      <style:text-properties fo:color="#468a1a" loext:opacity="100%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fo:font-size="12pt" style:font-size-asian="12pt" style:font-size-complex="12pt"/>
    </style:style>
    <style:style style:name="T11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size-asian="12pt" style:font-size-complex="12pt"/>
    </style:style>
    <style:style style:name="T14" style:family="text">
      <style:text-properties fo:font-weight="normal" style:font-name-asian="Noto Sans Display Medium" style:font-size-asian="12pt" style:font-weight-asian="normal" style:font-size-complex="12pt" style:font-weight-complex="normal"/>
    </style:style>
    <style:style style:name="T15" style:family="text">
      <style:text-properties fo:font-size="12pt" fo:font-weight="normal" style:font-name-asian="Noto Sans Display Medium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433cm" svg:height="1.766cm" svg:x="1.908cm" svg:y="13.071cm">
          <text:p text:style-name="P1"><text:span text:style-name="T1">Lay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433cm" svg:height="1.766cm" svg:x="1.908cm" svg:y="11.044cm">
          <text:p text:style-name="P1"><text:span text:style-name="T1">Lay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33cm" svg:height="1.767cm" svg:x="1.908cm" svg:y="9.016cm">
          <text:p text:style-name="P1"><text:span text:style-name="T1">Lay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33cm" svg:height="1.765cm" svg:x="1.908cm" svg:y="6.992cm">
          <text:p text:style-name="P1"><text:span text:style-name="T1">Laye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433cm" svg:height="1.766cm" svg:x="1.908cm" svg:y="4.963cm">
          <text:p text:style-name="P1"><text:span text:style-name="T1">Lay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33cm" svg:height="1.767cm" svg:x="1.908cm" svg:y="2.939cm">
          <text:p text:style-name="P1"><text:span text:style-name="T1">Layer 6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33cm" svg:height="1.766cm" svg:x="1.908cm" svg:y="0.912cm">
          <text:p text:style-name="P1"><text:span text:style-name="T1">Layer 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7.218cm" svg:height="1.766cm" svg:x="6.584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6.584cm" svg:y="11.045cm">
          <text:p text:style-name="P9"><text:span text:style-name="T2">データリン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6.584cm" svg:y="9.017cm">
          <text:p text:style-name="P9"><text:span text:style-name="T2">ネットワーク</text:span><text:span text:style-name="T2">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6.584cm" svg:y="6.993cm">
          <text:p text:style-name="P9"><text:span text:style-name="T2">トランスポー</text:span><text:span text:style-name="T2">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6.584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6.584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6.58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045cm" svg:height="1.766cm" svg:x="14.047cm" svg:y="13.073cm">
          <text:p text:style-name="P17"><text:span text:style-name="T3">物理的な接続における規格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2.045cm" svg:height="1.766cm" svg:x="14.047cm" svg:y="11.046cm">
          <text:p text:style-name="P17"><text:span text:style-name="T3">隣接的に接続されている通信機器間の信号の受け渡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12.045cm" svg:height="1.767cm" svg:x="14.047cm" svg:y="9.018cm">
          <text:p text:style-name="P17"><text:span text:style-name="T3">通信相手との通信経路の選択（ルーティング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12.045cm" svg:height="1.765cm" svg:x="14.047cm" svg:y="6.994cm">
          <text:p text:style-name="P17"><text:span text:style-name="T3">通信相手との通信の管理</text:span></text:p>
          <text:p text:style-name="P17"><text:span text:style-name="T3">（確実に通信できているかの確認や再送制御など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12.045cm" svg:height="1.766cm" svg:x="14.047cm" svg:y="4.965cm">
          <text:p text:style-name="P17"><text:span text:style-name="T3">通信の開始から終了までの手順の制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12.045cm" svg:height="1.767cm" svg:x="14.047cm" svg:y="2.941cm">
          <text:p text:style-name="P17"><text:span text:style-name="T3">データフォーマットの変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12.045cm" svg:height="1.766cm" svg:x="14.047cm" svg:y="0.914cm">
          <text:p text:style-name="P17"><text:span text:style-name="T3">アプリケーションにおける通信サービスの提供</text:span><text:span text:style-name="T3"><text:line-break/></text:span><text:span text:style-name="T3">（</text:span><text:span text:style-name="T3">Web</text:span><text:span text:style-name="T3">、ファイル転送、メールなど）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10" draw:layer="layout" svg:width="7.218cm" svg:height="1.766cm" svg:x="1.928cm" svg:y="13.072cm">
          <text:p text:style-name="P9"><text:span text:style-name="T2">物理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7.218cm" svg:height="1.766cm" svg:x="1.928cm" svg:y="11.045cm">
          <text:p text:style-name="P9"><text:span text:style-name="T2">データリン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1.928cm" svg:y="9.017cm">
          <text:p text:style-name="P9"><text:span text:style-name="T2">ネットワーク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1.928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7.218cm" svg:height="1.766cm" svg:x="1.928cm" svg:y="4.964cm">
          <text:p text:style-name="P9"><text:span text:style-name="T2">セッ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218cm" svg:height="1.767cm" svg:x="1.928cm" svg:y="2.94cm">
          <text:p text:style-name="P9"><text:span text:style-name="T2">プレゼンテーション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7.218cm" svg:height="1.766cm" svg:x="1.928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7.218cm" svg:height="5.817cm" svg:x="9.494cm" svg:y="0.913cm">
          <text:p text:style-name="P9"><text:span text:style-name="T2">アプリケーション層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7.218cm" svg:height="3.793cm" svg:x="9.494cm" svg:y="11.045cm">
          <text:p text:style-name="P26"><text:span text:style-name="T2">ネットワーク</text:span></text:p>
          <text:p text:style-name="P26"><text:span text:style-name="T2">インタフェース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7.218cm" svg:height="1.767cm" svg:x="9.494cm" svg:y="9.017cm">
          <text:p text:style-name="P9"><text:span text:style-name="T2">インターネッ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7.218cm" svg:height="1.765cm" svg:x="9.494cm" svg:y="6.993cm">
          <text:p text:style-name="P9"><text:span text:style-name="T2">トランスポート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9.013cm" svg:height="5.817cm" svg:x="17.06cm" svg:y="0.913cm">
          <text:p text:style-name="P9"><text:span text:style-name="T2">HTTP, FTP, POP3, SMTP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9.013cm" svg:height="1.765cm" svg:x="17.06cm" svg:y="6.993cm">
          <text:p text:style-name="P9"><text:span text:style-name="T2">TCP,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9.013cm" svg:height="1.765cm" svg:x="17.06cm" svg:y="9.019cm">
          <text:p text:style-name="P9"><text:span text:style-name="T2">IP, IC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9.013cm" svg:height="3.793cm" svg:x="17.06cm" svg:y="11.045cm">
          <text:p text:style-name="P9"><text:span text:style-name="T2">Ethernet, PPP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Graphic 17" draw:style-name="gr29" draw:text-style-name="P28" draw:layer="layout" svg:width="1.304cm" svg:height="1.304cm" svg:x="9.19cm" svg:y="8.822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4" draw:style-name="gr29" draw:text-style-name="P28" draw:layer="layout" svg:width="1.304cm" svg:height="1.304cm" svg:x="3.394cm" svg:y="12.89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0" draw:text-style-name="P30" draw:layer="layout" svg:width="1.582cm" svg:height="1.582cm" svg:x="5.686cm" svg:y="4.96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19.097cm" svg:y="3.922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1.582cm" svg:height="1.583cm" svg:x="24.314cm" svg:y="9.518cm">
          <text:p text:style-name="P29">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1" draw:layer="layout" svg:width="11.595cm" svg:height="7.259cm" svg:x="0.65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895cm" svg:y1="5.176cm" svg:x2="0cm" svg:y2="2.042cm">
          <text:p/>
        </draw:line>
        <draw:line draw:style-name="gr33" draw:text-style-name="P32" draw:layer="layout" svg:x1="5.686cm" svg:y1="5.709cm" svg:x2="0cm" svg:y2="5.802cm">
          <text:p/>
        </draw:line>
        <draw:custom-shape draw:style-name="gr34" draw:text-style-name="P33" draw:layer="layout" svg:width="0.743cm" svg:height="0.743cm" svg:x="4.558cm" svg:y="8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2" draw:layer="layout" svg:x1="5.095cm" svg:y1="8.966cm" svg:x2="6.19cm" svg:y2="6.55cm">
          <text:p/>
        </draw:line>
        <draw:custom-shape draw:style-name="gr35" draw:text-style-name="P35" draw:layer="layout" svg:width="1.732cm" svg:height="0.59cm" svg:x="3.127cm" svg:y="8.7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0.8cm" svg:y="8.442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2.999cm" svg:y="1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488cm" svg:y="10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3.543cm" svg:y="11.27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6.629cm" svg:y="9.521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4.7cm" svg:y1="9.709cm" svg:x2="3.543cm" svg:y2="11.663cm">
          <text:p/>
        </draw:line>
        <draw:line draw:style-name="gr33" draw:text-style-name="P32" draw:layer="layout" svg:x1="5.301cm" svg:y1="9.497cm" svg:x2="7.488cm" svg:y2="10.348cm">
          <text:p/>
        </draw:line>
        <draw:frame draw:name="Graphic 1" draw:style-name="gr29" draw:text-style-name="P28" draw:layer="layout" svg:width="1.304cm" svg:height="1.304cm" svg:x="9.469cm" svg:y="10.85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2" draw:style-name="gr29" draw:text-style-name="P28" draw:layer="layout" svg:width="1.304cm" svg:height="1.304cm" svg:x="1.111cm" svg:y="10.35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3" draw:style-name="gr29" draw:text-style-name="P28" draw:layer="layout" svg:width="1.304cm" svg:height="1.304cm" svg:x="8.165cm" svg:y="12.157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2.999cm" svg:y1="11.883cm" svg:x2="2.149cm" svg:y2="11.198cm">
          <text:p/>
        </draw:line>
        <draw:line draw:style-name="gr33" draw:text-style-name="P32" draw:layer="layout" svg:x1="3.567cm" svg:y1="12.406cm" svg:x2="4.015cm" svg:y2="12.898cm">
          <text:p/>
        </draw:line>
        <draw:line draw:style-name="gr33" draw:text-style-name="P32" draw:layer="layout" svg:x1="7.937cm" svg:y1="10.776cm" svg:x2="8.433cm" svg:y2="12.403cm">
          <text:p/>
        </draw:line>
        <draw:line draw:style-name="gr33" draw:text-style-name="P32" draw:layer="layout" svg:x1="8.231cm" svg:y1="10.584cm" svg:x2="9.709cm" svg:y2="11.387cm">
          <text:p/>
        </draw:line>
        <draw:line draw:style-name="gr33" draw:text-style-name="P32" draw:layer="layout" svg:x1="8.231cm" svg:y1="10.277cm" svg:x2="9.425cm" svg:y2="9.592cm">
          <text:p/>
        </draw:line>
        <draw:line draw:style-name="gr33" draw:text-style-name="P32" draw:layer="layout" svg:x1="19.097cm" svg:y1="4.725cm" svg:x2="7.268cm" svg:y2="5.741cm">
          <text:p/>
        </draw:line>
        <draw:line draw:style-name="gr33" draw:text-style-name="P32" draw:layer="layout" svg:x1="24.54cm" svg:y1="9.662cm" svg:x2="20.679cm" svg:y2="4.985cm">
          <text:p/>
        </draw:line>
        <draw:line draw:style-name="gr33" draw:text-style-name="P32" draw:layer="layout" svg:x1="25.159cm" svg:y1="15.75cm" svg:x2="25.159cm" svg:y2="11.101cm">
          <text:p/>
        </draw:line>
        <draw:line draw:style-name="gr33" draw:text-style-name="P32" draw:layer="layout" svg:x1="28cm" svg:y1="9.355cm" svg:x2="25.896cm" svg:y2="10.394cm">
          <text:p/>
        </draw:line>
        <draw:custom-shape draw:style-name="gr36" draw:text-style-name="P31" draw:layer="layout" svg:width="9.956cm" svg:height="8.753cm" svg:x="12.828cm" svg:y="6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5.139cm" svg:y="5.741cm">
          <text:p text:style-name="P34"><text:span text:style-name="T5">ISP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8.072cm" svg:y="7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15.828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20.00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5.243cm" svg:height="4.843cm" svg:x="13.703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5" draw:layer="layout" svg:width="1.732cm" svg:height="0.59cm" svg:x="13.438cm" svg:y="9.543cm">
          <text:p text:style-name="P34"><text:span text:style-name="T4">ISP</text:span></text:p>
          <draw:enhanced-geometry svg:viewBox="0 0 21600 21600" draw:type="rectangle" draw:enhanced-path="M 0 0 L 21600 0 21600 21600 0 21600 0 0 Z N"/>
        </draw:custom-shape>
        <draw:frame draw:name="Graphic 4" draw:style-name="gr29" draw:text-style-name="P28" draw:layer="layout" svg:width="1.304cm" svg:height="1.304cm" svg:x="14.127cm" svg:y="11.609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5" draw:style-name="gr29" draw:text-style-name="P28" draw:layer="layout" svg:width="1.304cm" svg:height="1.304cm" svg:x="16.466cm" svg:y="12.27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6" draw:style-name="gr29" draw:text-style-name="P28" draw:layer="layout" svg:width="1.304cm" svg:height="1.304cm" svg:x="18.946cm" svg:y="12.531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7" draw:style-name="gr29" draw:text-style-name="P28" draw:layer="layout" svg:width="1.304cm" svg:height="1.304cm" svg:x="15.095cm" svg:y="7.6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8" draw:style-name="gr29" draw:text-style-name="P28" draw:layer="layout" svg:width="1.304cm" svg:height="1.304cm" svg:x="20.757cm" svg:y="11.48cm">
          <draw:image xlink:href="Pictures/10000001000000C8000000C821F10FC011904EF0.png" xlink:type="simple" xlink:show="embed" xlink:actuate="onLoad" draw:mime-type="image/png">
            <text:p/>
          </draw:image>
        </draw:frame>
        <draw:custom-shape draw:style-name="gr35" draw:text-style-name="P37" draw:layer="layout" svg:width="1.732cm" svg:height="0.59cm" svg:x="14.401cm" svg:y="10.466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.732cm" svg:height="0.59cm" svg:x="18.677cm" svg:y="7.187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732cm" svg:height="0.59cm" svg:x="20.567cm" svg:y="9.509cm">
          <text:p text:style-name="P34"><text:span text:style-name="T4">NOC</text:span></text:p>
          <draw:enhanced-geometry svg:viewBox="0 0 21600 21600" draw:type="rectangle" draw:enhanced-path="M 0 0 L 21600 0 21600 21600 0 21600 0 0 Z N"/>
        </draw:custom-shape>
        <draw:line draw:style-name="gr33" draw:text-style-name="P32" draw:layer="layout" svg:x1="18.639cm" svg:y1="7.034cm" svg:x2="19.419cm" svg:y2="5.363cm">
          <text:p/>
        </draw:line>
        <draw:line draw:style-name="gr33" draw:text-style-name="P32" draw:layer="layout" svg:x1="16.371cm" svg:y1="10.672cm" svg:x2="18.214cm" svg:y2="7.63cm">
          <text:p/>
        </draw:line>
        <draw:line draw:style-name="gr33" draw:text-style-name="P32" draw:layer="layout" svg:x1="20.198cm" svg:y1="9.509cm" svg:x2="18.677cm" svg:y2="7.63cm">
          <text:p/>
        </draw:line>
        <draw:line draw:style-name="gr33" draw:text-style-name="P32" draw:layer="layout" svg:x1="16.159cm" svg:y1="8.22cm" svg:x2="18.072cm" svg:y2="7.441cm">
          <text:p/>
        </draw:line>
        <draw:line draw:style-name="gr33" draw:text-style-name="P32" draw:layer="layout" svg:x1="15.167cm" svg:y1="11.995cm" svg:x2="15.828cm" svg:y2="11.267cm">
          <text:p/>
        </draw:line>
        <draw:line draw:style-name="gr33" draw:text-style-name="P32" draw:layer="layout" svg:x1="16.891cm" svg:y1="12.27cm" svg:x2="16.371cm" svg:y2="11.367cm">
          <text:p/>
        </draw:line>
        <draw:line draw:style-name="gr33" draw:text-style-name="P32" draw:layer="layout" svg:x1="19.631cm" svg:y1="12.531cm" svg:x2="20.222cm" svg:y2="10.252cm">
          <text:p/>
        </draw:line>
        <draw:line draw:style-name="gr33" draw:text-style-name="P32" draw:layer="layout" svg:x1="21.285cm" svg:y1="11.48cm" svg:x2="20.579cm" svg:y2="10.252cm">
          <text:p/>
        </draw:line>
        <draw:custom-shape draw:style-name="gr38" draw:text-style-name="P31" draw:layer="layout" svg:width="9.578cm" svg:height="4.583cm" svg:x="6.355cm" svg:y="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743cm" svg:height="0.743cm" svg:x="7.606cm" svg:y="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9" draw:layer="layout" svg:width="1.732cm" svg:height="0.59cm" svg:x="7.606cm" svg:y="3.473cm">
          <text:p text:style-name="P38"><text:span text:style-name="T4">NOC</text:span>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743cm" svg:height="0.743cm" svg:x="11.22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1.732cm" svg:height="0.59cm" svg:x="11.504cm" svg:y="1.678cm">
          <text:p text:style-name="P36"><text:span text:style-name="T4">NOC</text:span></text:p>
          <draw:enhanced-geometry svg:viewBox="0 0 21600 21600" draw:type="rectangle" draw:enhanced-path="M 0 0 L 21600 0 21600 21600 0 21600 0 0 Z N"/>
        </draw:custom-shape>
        <draw:frame draw:name="Graphic 9" draw:style-name="gr29" draw:text-style-name="P28" draw:layer="layout" svg:width="1.304cm" svg:height="1.304cm" svg:x="9.969cm" svg:y="3.223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0" draw:style-name="gr29" draw:text-style-name="P28" draw:layer="layout" svg:width="1.304cm" svg:height="1.304cm" svg:x="13.182cm" svg:y="2.774cm">
          <draw:image xlink:href="Pictures/10000001000000C8000000C855C8E72BEE46EA4C.png" xlink:type="simple" xlink:show="embed" xlink:actuate="onLoad" draw:mime-type="image/png">
            <text:p/>
          </draw:image>
        </draw:frame>
        <draw:frame draw:name="Graphic 11" draw:style-name="gr29" draw:text-style-name="P28" draw:layer="layout" svg:width="1.304cm" svg:height="1.304cm" svg:x="9.332cm" svg:y="0.671cm">
          <draw:image xlink:href="Pictures/10000001000000C8000000C855C8E72BEE46EA4C.png" xlink:type="simple" xlink:show="embed" xlink:actuate="onLoad" draw:mime-type="image/png">
            <text:p/>
          </draw:image>
        </draw:frame>
        <draw:line draw:style-name="gr33" draw:text-style-name="P32" draw:layer="layout" svg:x1="6.733cm" svg:y1="4.968cm" svg:x2="7.749cm" svg:y2="3.473cm">
          <text:p/>
        </draw:line>
        <draw:line draw:style-name="gr33" draw:text-style-name="P32" draw:layer="layout" svg:x1="8.349cm" svg:y1="3.024cm" svg:x2="11.22cm" svg:y2="2.504cm">
          <text:p/>
        </draw:line>
        <draw:line draw:style-name="gr33" draw:text-style-name="P32" draw:layer="layout" svg:x1="10.447cm" svg:y1="1.507cm" svg:x2="11.32cm" svg:y2="2.097cm">
          <text:p/>
        </draw:line>
        <draw:line draw:style-name="gr33" draw:text-style-name="P32" draw:layer="layout" svg:x1="11.41cm" svg:y1="2.788cm" svg:x2="10.962cm" svg:y2="3.52cm">
          <text:p/>
        </draw:line>
        <draw:line draw:style-name="gr33" draw:text-style-name="P32" draw:layer="layout" svg:x1="11.963cm" svg:y1="2.528cm" svg:x2="13.418cm" svg:y2="3.142cm">
          <text:p/>
        </draw:lin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39" draw:text-style-name="P32" draw:layer="layout" svg:x1="28cm" svg:y1="7.922cm" svg:x2="0cm" svg:y2="7.922cm">
          <text:p/>
        </draw:line>
        <draw:frame draw:style-name="gr40" draw:text-style-name="P32" draw:layer="layout" svg:width="5.463cm" svg:height="4.802cm" svg:x="8.284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1" draw:text-style-name="P32" draw:layer="layout" svg:x1="11.015cm" svg:y1="7.922cm" svg:x2="11.015cm" svg:y2="5.434cm">
          <text:p/>
        </draw:line>
        <draw:frame draw:style-name="gr40" draw:text-style-name="P32" draw:layer="layout" svg:width="5.463cm" svg:height="4.802cm" svg:x="20.222cm" svg:y="1.223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39" draw:text-style-name="P32" draw:layer="layout" svg:x1="22.953cm" svg:y1="7.922cm" svg:x2="22.953cm" svg:y2="5.434cm">
          <text:p/>
        </draw:line>
        <draw:frame draw:style-name="gr40" draw:text-style-name="P32" draw:layer="layout" svg:width="5.463cm" svg:height="4.802cm" svg:x="14.253cm" svg:y="9.81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2" draw:text-style-name="P32" draw:layer="layout" svg:x1="16.984cm" svg:y1="10.41cm" svg:x2="16.984cm" svg:y2="7.922cm">
          <text:p/>
        </draw:line>
        <draw:frame draw:style-name="gr40" draw:text-style-name="P32" draw:layer="layout" svg:width="5.463cm" svg:height="4.802cm" svg:x="2.315cm" svg:y="9.795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line draw:style-name="gr41" draw:text-style-name="P32" draw:layer="layout" svg:x1="5.046cm" svg:y1="10.39cm" svg:x2="5.046cm" svg:y2="7.902cm">
          <text:p/>
        </draw:line>
        <draw:line draw:style-name="gr41" draw:text-style-name="P32" draw:layer="layout" svg:x1="11.126cm" svg:y1="7.922cm" svg:x2="4.946cm" svg:y2="7.922cm">
          <text:p/>
        </draw:line>
        <draw:line draw:style-name="gr42" draw:text-style-name="P32" draw:layer="layout" svg:x1="17.097cm" svg:y1="7.922cm" svg:x2="12.931cm" svg:y2="7.922cm">
          <text:p/>
        </draw:line>
        <draw:frame draw:style-name="gr40" draw:text-style-name="P32" draw:layer="layout" svg:width="1.96cm" svg:height="1.96cm" svg:x="10.971cm" svg:y="6.945cm">
          <draw:image xlink:href="Pictures/1000010C00000295000002958DF186621D7856FC.svg" xlink:type="simple" xlink:show="embed" xlink:actuate="onLoad" draw:mime-type="image/svg+xml">
            <text:p/>
          </draw:image>
          <draw:image xlink:href="Pictures/1000000100000019000000195DC0196482DACD51.png" xlink:type="simple" xlink:show="embed" xlink:actuate="onLoad" draw:mime-type="image/png"/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0" draw:text-style-name="P32" draw:layer="layout" svg:width="5.463cm" svg:height="4.802cm" svg:x="11.269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5.463cm" svg:height="4.802cm" svg:x="20.73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5.463cm" svg:height="4.802cm" svg:x="1.804cm" svg:y="9.426cm">
          <draw:image xlink:href="Pictures/1000053F000035050000350546D674BCE9ACB667.svg" xlink:type="simple" xlink:show="embed" xlink:actuate="onLoad" draw:mime-type="image/svg+xml">
            <text:p/>
          </draw:image>
          <draw:image xlink:href="Pictures/1000000100000201000002017407B7624FD43EF1.png" xlink:type="simple" xlink:show="embed" xlink:actuate="onLoad" draw:mime-type="image/png"/>
        </draw:frame>
        <draw:frame draw:style-name="gr40" draw:text-style-name="P32" draw:layer="layout" svg:width="3.863cm" svg:height="3.863cm" svg:x="11.558cm" svg:y="1.522cm">
          <draw:image xlink:href="Pictures/10000373000001C2000001C23FD188C3196B07A0.svg" xlink:type="simple" xlink:show="embed" xlink:actuate="onLoad" draw:mime-type="image/svg+xml">
            <text:p/>
          </draw:image>
          <draw:image xlink:href="Pictures/10000001000000110000001169D3B9DD9346F5EC.png" xlink:type="simple" xlink:show="embed" xlink:actuate="onLoad" draw:mime-type="image/png"/>
        </draw:frame>
        <draw:line draw:style-name="gr41" draw:text-style-name="P32" draw:layer="layout" svg:x1="5.741cm" svg:y1="9.708cm" svg:x2="11.765cm" svg:y2="4.842cm">
          <text:p/>
        </draw:line>
        <draw:line draw:style-name="gr39" draw:text-style-name="P32" draw:layer="layout" svg:x1="21.238cm" svg:y1="9.708cm" svg:x2="15.214cm" svg:y2="4.842cm">
          <text:p/>
        </draw:line>
        <draw:line draw:style-name="gr41" draw:text-style-name="P32" draw:layer="layout" svg:x1="13.489cm" svg:y1="9.874cm" svg:x2="13.489cm" svg:y2="4.983cm">
          <text:p/>
        </draw:line>
        <draw:custom-shape draw:style-name="gr43" draw:text-style-name="P41" draw:layer="layout" svg:width="2.933cm" svg:height="0.59cm" svg:x="8.614cm" svg:y="2.85cm">
          <text:p text:style-name="P40"><text:span text:style-name="T6">Switch</text:span></text:p>
          <draw:enhanced-geometry svg:viewBox="0 0 21600 21600" draw:type="rectangle" draw:enhanced-path="M 0 0 L 21600 0 21600 21600 0 21600 0 0 Z N"/>
        </draw:custom-shape>
        <draw:line draw:style-name="gr44" draw:text-style-name="P32" draw:layer="layout" svg:x1="6.167cm" svg:y1="8.754cm" svg:x2="10.559cm" svg:y2="5.207cm">
          <text:p/>
        </draw:line>
        <draw:line draw:style-name="gr45" draw:text-style-name="P42" draw:layer="layout" svg:x1="11.269cm" svg:y1="5.878cm" svg:x2="6.877cm" svg:y2="9.425cm">
          <text:p/>
        </draw:line>
        <draw:custom-shape draw:style-name="gr43" draw:text-style-name="P44" draw:layer="layout" svg:width="2.933cm" svg:height="0.59cm" svg:x="6.356cm" svg:y="6.086cm">
          <text:p text:style-name="P43"><text:span text:style-name="T7">Send</text:span>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2.933cm" svg:height="0.59cm" svg:x="8.701cm" svg:y="7.821cm">
          <text:p text:style-name="P45"><text:span text:style-name="T8">Receiv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0" draw:text-style-name="P32" draw:layer="layout" svg:width="5.463cm" svg:height="4.802cm" svg:x="19.098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  <draw:frame draw:style-name="gr40" draw:text-style-name="P32" draw:layer="layout" svg:width="5.463cm" svg:height="4.802cm" svg:x="19.098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</draw:g>
        <draw:g>
          <draw:frame draw:style-name="gr40" draw:text-style-name="P32" draw:layer="layout" svg:width="5.463cm" svg:height="4.802cm" svg:x="3.439cm" svg:y="1.436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  <draw:frame draw:style-name="gr40" draw:text-style-name="P32" draw:layer="layout" svg:width="5.463cm" svg:height="4.802cm" svg:x="3.439cm" svg:y="9.805cm">
            <draw:image xlink:href="Pictures/1000053F000035050000350546D674BCE9ACB667.svg" xlink:type="simple" xlink:show="embed" xlink:actuate="onLoad" draw:mime-type="image/svg+xml">
              <text:p/>
            </draw:image>
            <draw:image xlink:href="Pictures/1000000100000201000002017407B7624FD43EF1.png" xlink:type="simple" xlink:show="embed" xlink:actuate="onLoad" draw:mime-type="image/png"/>
          </draw:frame>
        </draw:g>
        <draw:g>
          <draw:custom-shape draw:style-name="gr46" draw:text-style-name="P32" draw:layer="layout" svg:width="8.032cm" svg:height="8.032cm" svg:x="9.99cm" svg:y="3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9" draw:text-style-name="P32" draw:layer="layout" svg:x1="10.802cm" svg:y1="10.253cm" svg:x2="9.408cm" svg:y2="11.64cm">
              <text:p/>
            </draw:line>
            <draw:g>
              <draw:line draw:style-name="gr39" draw:text-style-name="P32" draw:layer="layout" svg:x1="10.817cm" svg:y1="5.498cm" svg:x2="9.423cm" svg:y2="4.111cm">
                <text:p/>
              </draw:line>
              <draw:line draw:style-name="gr39" draw:text-style-name="P32" draw:layer="layout" svg:x1="17.196cm" svg:y1="5.499cm" svg:x2="18.59cm" svg:y2="4.112cm">
                <text:p/>
              </draw:line>
              <draw:line draw:style-name="gr39" draw:text-style-name="P32" draw:layer="layout" svg:x1="17.196cm" svg:y1="10.254cm" svg:x2="18.59cm" svg:y2="11.641cm">
                <text:p/>
              </draw:line>
            </draw:g>
          </draw:g>
        </draw:g>
        <draw:custom-shape draw:style-name="gr47" draw:text-style-name="P47" draw:layer="layout" svg:width="0.703cm" svg:height="0.703cm" svg:x="8.902cm" svg:y="9.10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8" draw:text-style-name="P42" draw:layer="layout" svg:x1="9.612cm" svg:y1="8.427cm" svg:x2="10.175cm" svg:y2="10.157cm">
          <text:p/>
        </draw:line>
        <draw:custom-shape draw:style-name="gr49" draw:text-style-name="P49" draw:layer="layout" svg:width="6.432cm" svg:height="1.339cm" svg:x="3.106cm" svg:y="7.362cm">
          <text:p text:style-name="P48"><text:span text:style-name="T9">Token</text:span></text:p>
          <text:p text:style-name="P48"><text:span text:style-name="T9">(Transmission righ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50" draw:text-style-name="P50" draw:layer="layout" svg:width="25.892cm" svg:height="3.638cm" svg:x="1.077cm" svg:y="6.43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4.109cm" svg:height="3.638cm" svg:x="1.077cm" svg:y="6.437cm">
          <text:p text:style-name="P51"><text:span text:style-name="T10">プリアンブル</text:span></text:p>
          <text:p text:style-name="P51"><text:span text:style-name="T10">8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5.186cm" svg:y="6.437cm">
          <text:p text:style-name="P51"><text:span text:style-name="T10">宛先</text:span></text:p>
          <text:p text:style-name="P51"><text:span text:style-name="T10">MAC</text:span><text:span text:style-name="T10">アドレス</text:span></text:p>
          <text:p text:style-name="P51"><text:span text:style-name="T10">6byte</text:span></text:p>
          <draw:enhanced-geometry svg:viewBox="0 0 21600 21600" draw:type="rectangle" draw:enhanced-path="M 0 0 L 21600 0 21600 21600 0 21600 0 0 Z N"/>
        </draw:custom-shape>
        <draw:custom-shape draw:style-name="gr52" draw:text-style-name="P53" draw:layer="layout" svg:width="3.159cm" svg:height="3.638cm" svg:x="8.345cm" svg:y="6.437cm">
          <text:p text:style-name="P51"><text:span text:style-name="T10">送信元</text:span></text:p>
          <text:p text:style-name="P51"><text:span text:style-name="T10">MAC</text:span><text:span text:style-name="T10">アドレス</text:span></text:p>
          <text:p text:style-name="P51"><text:span text:style-name="T10">6by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3" draw:layer="layout" svg:width="2cm" svg:height="3.638cm" svg:x="11.504cm" svg:y="6.437cm">
          <text:p text:style-name="P51"><text:span text:style-name="T10">タイプ</text:span></text:p>
          <text:p text:style-name="P51"><text:span text:style-name="T10">2byte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11.079cm" svg:height="3.638cm" svg:x="13.504cm" svg:y="6.437cm">
          <text:p text:style-name="P51"><text:span text:style-name="T10">データ（ペイロード）</text:span></text:p>
          <text:p text:style-name="P51"><text:span text:style-name="T10">46~1500byte</text:span></text:p>
          <draw:enhanced-geometry svg:viewBox="0 0 21600 21600" draw:type="rectangle" draw:enhanced-path="M 0 0 L 21600 0 21600 21600 0 21600 0 0 Z N"/>
        </draw:custom-shape>
        <draw:custom-shape draw:style-name="gr55" draw:text-style-name="P54" draw:layer="layout" svg:width="2.386cm" svg:height="3.638cm" svg:x="24.583cm" svg:y="6.437cm">
          <text:p text:style-name="P51"><text:span text:style-name="T10">FCS</text:span></text:p>
          <text:p text:style-name="P51"><text:span text:style-name="T10">4byte</text:span></text:p>
          <draw:enhanced-geometry svg:viewBox="0 0 21600 21600" draw:type="rectangle" draw:enhanced-path="M 0 0 L 21600 0 21600 21600 0 21600 0 0 Z N"/>
        </draw:custom-shape>
        <draw:custom-shape draw:style-name="gr56" draw:text-style-name="P42" draw:layer="layout" svg:width="0.719cm" svg:height="4.111cm" draw:transform="rotate (-1.5707963267949) translate (5.185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3.497cm" svg:height="1.064cm" svg:x="1.384cm" svg:y="11.177cm">
          <draw:text-box>
            <text:p text:style-name="P50"><text:span text:style-name="T11">物理ヘッダ</text:span></text:p>
          </draw:text-box>
        </draw:frame>
        <draw:custom-shape draw:style-name="gr58" draw:text-style-name="P42" draw:layer="layout" svg:width="0.719cm" svg:height="8.315cm" draw:transform="rotate (-1.5707963267949) translate (13.5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5.788cm" svg:height="1.064cm" svg:x="6.451cm" svg:y="11.177cm">
          <draw:text-box>
            <text:p text:style-name="P50"><text:span text:style-name="T11">Ethernet</text:span><text:span text:style-name="T11">ヘッダ</text:span></text:p>
          </draw:text-box>
        </draw:frame>
        <draw:g>
          <draw:frame draw:style-name="gr59" draw:text-style-name="P57" draw:layer="layout" svg:width="9.919cm" svg:height="1.877cm" svg:x="9.041cm" svg:y="0.69cm">
            <draw:text-box>
              <text:p text:style-name="P56"><text:span text:style-name="T12">Ethernet</text:span><text:span text:style-name="T12">フレームフォーマット</text:span></text:p>
              <text:p text:style-name="P56"><text:span text:style-name="T12">（</text:span><text:span text:style-name="T12">DIX</text:span><text:span text:style-name="T12">仕様、</text:span><text:span text:style-name="T12">EthernetⅡ</text:span><text:span text:style-name="T12">フレーム）</text:span></text:p>
            </draw:text-box>
          </draw:frame>
          <draw:line draw:style-name="gr60" draw:text-style-name="P58" draw:layer="layout" svg:x1="2.058cm" svg:y1="2.788cm" svg:x2="25.942cm" svg:y2="2.788cm">
            <text:p/>
          </draw:line>
        </draw:g>
        <draw:custom-shape draw:style-name="gr61" draw:text-style-name="P42" draw:layer="layout" svg:width="0.719cm" svg:height="2.4cm" draw:transform="rotate (-1.5707963267949) translate (26.992cm 10.288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" draw:text-style-name="P55" draw:layer="layout" svg:width="2.954cm" svg:height="1.064cm" svg:x="24.315cm" svg:y="11.177cm">
          <draw:text-box>
            <text:p text:style-name="P50"><text:span text:style-name="T11">トレーラ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7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2" draw:text-style-name="P60" draw:layer="layout" svg:width="0.827cm" svg:height="0.827cm" svg:x="0.768cm" svg:y="4.507cm">
          <text:p text:style-name="P59"><text:span text:style-name="T13">0</text:span></text:p>
          <draw:enhanced-geometry svg:viewBox="0 0 21600 21600" draw:type="rectangle" draw:enhanced-path="M 0 0 L 21600 0 21600 21600 0 21600 0 0 Z N"/>
        </draw:custom-shape>
        <draw:custom-shape draw:style-name="gr62" draw:text-style-name="P60" draw:layer="layout" svg:width="0.827cm" svg:height="0.827cm" svg:x="1.595cm" svg:y="4.507cm">
          <text:p text:style-name="P59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.422cm" svg:y="4.507cm">
          <text:p text:style-name="P59">2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4.076cm" svg:y="4.507cm">
          <text:p text:style-name="P59">4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4.903cm" svg:y="4.507cm">
          <text:p text:style-name="P59">5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5.73cm" svg:y="4.507cm">
          <text:p text:style-name="P59">6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6.557cm" svg:y="4.507cm">
          <text:p text:style-name="P59">7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7.384cm" svg:y="4.507cm">
          <text:p text:style-name="P59">8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3.249cm" svg:y="4.507cm">
          <text:p text:style-name="P59">3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8.211cm" svg:y="4.507cm">
          <text:p text:style-name="P59">9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9.038cm" svg:y="4.507cm">
          <text:p text:style-name="P59">10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9.865cm" svg:y="4.507cm">
          <text:p text:style-name="P59">11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0.692cm" svg:y="4.507cm">
          <text:p text:style-name="P59">12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1.519cm" svg:y="4.507cm">
          <text:p text:style-name="P59">13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2.346cm" svg:y="4.507cm">
          <text:p text:style-name="P59">14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3.173cm" svg:y="4.507cm">
          <text:p text:style-name="P59">15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4cm" svg:y="4.507cm">
          <text:p text:style-name="P59">16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4.827cm" svg:y="4.507cm">
          <text:p text:style-name="P59">17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5.654cm" svg:y="4.507cm">
          <text:p text:style-name="P59">18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6.481cm" svg:y="4.507cm">
          <text:p text:style-name="P59">19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7.308cm" svg:y="4.507cm">
          <text:p text:style-name="P59">20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8.135cm" svg:y="4.507cm">
          <text:p text:style-name="P59">21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8.962cm" svg:y="4.507cm">
          <text:p text:style-name="P59">22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19.789cm" svg:y="4.507cm">
          <text:p text:style-name="P59">23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0.616cm" svg:y="4.507cm">
          <text:p text:style-name="P59">24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1.443cm" svg:y="4.507cm">
          <text:p text:style-name="P59">25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2.27cm" svg:y="4.507cm">
          <text:p text:style-name="P59">26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3.097cm" svg:y="4.507cm">
          <text:p text:style-name="P59">27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3.924cm" svg:y="4.507cm">
          <text:p text:style-name="P59">28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4.751cm" svg:y="4.507cm">
          <text:p text:style-name="P59">29</text:p>
          <draw:enhanced-geometry svg:viewBox="0 0 21600 21600" draw:type="rectangle" draw:enhanced-path="M 0 0 L 21600 0 21600 21600 0 21600 0 0 Z N"/>
        </draw:custom-shape>
        <draw:custom-shape draw:style-name="gr62" draw:text-style-name="P61" draw:layer="layout" svg:width="0.827cm" svg:height="0.827cm" svg:x="25.578cm" svg:y="4.507cm">
          <text:p text:style-name="P59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1" draw:layer="layout" svg:width="0.827cm" svg:height="0.827cm" svg:x="26.405cm" svg:y="4.507cm">
          <text:p text:style-name="P59">3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3" draw:layer="layout" svg:width="3.308cm" svg:height="0.827cm" svg:x="0.768cm" svg:y="5.334cm">
          <text:p text:style-name="P62"><text:span text:style-name="T14">バ</text:span><text:span text:style-name="T14">ー</text:span><text:span text:style-name="T14">ジ</text:span><text:span text:style-name="T14">ョ</text:span><text:span text:style-name="T14">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65" draw:layer="layout" svg:width="3.308cm" svg:height="0.827cm" svg:x="4.076cm" svg:y="5.334cm">
          <text:p text:style-name="P64"><text:span text:style-name="T15">ヘッダー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3" draw:layer="layout" svg:width="6.616cm" svg:height="0.827cm" svg:x="7.384cm" svg:y="5.334cm">
          <text:p text:style-name="P62"><text:span text:style-name="T14">サ</text:span><text:span text:style-name="T14">ー</text:span><text:span text:style-name="T14">ビ</text:span><text:span text:style-name="T14">ス</text:span><text:span text:style-name="T14">タ</text:span><text:span text:style-name="T14">イ</text:span><text:span text:style-name="T14">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3" draw:layer="layout" svg:width="13.232cm" svg:height="0.827cm" svg:x="14cm" svg:y="5.334cm">
          <text:p text:style-name="P62"><text:span text:style-name="T14">全</text:span><text:span text:style-name="T14">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3" draw:layer="layout" svg:width="13.232cm" svg:height="0.827cm" svg:x="0.768cm" svg:y="6.161cm">
          <text:p text:style-name="P62"><text:span text:style-name="T14">識</text:span><text:span text:style-name="T14">別</text:span><text:span text:style-name="T14">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63" draw:layer="layout" svg:width="2.481cm" svg:height="0.827cm" svg:x="14cm" svg:y="6.161cm">
          <text:p text:style-name="P62"><text:span text:style-name="T14">フ</text:span><text:span text:style-name="T14">ラ</text:span><text:span text:style-name="T14">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3" draw:layer="layout" svg:width="10.751cm" svg:height="0.827cm" svg:x="16.481cm" svg:y="6.161cm">
          <text:p text:style-name="P62"><text:span text:style-name="T14">断</text:span><text:span text:style-name="T14">片</text:span><text:span text:style-name="T14">位</text:span><text:span text:style-name="T14">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3" draw:layer="layout" svg:width="6.616cm" svg:height="0.827cm" svg:x="0.768cm" svg:y="6.988cm">
          <text:p text:style-name="P62"><text:span text:style-name="T14">生</text:span><text:span text:style-name="T14">存</text:span><text:span text:style-name="T14">期</text:span><text:span text:style-name="T14">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63" draw:layer="layout" svg:width="6.616cm" svg:height="0.827cm" svg:x="7.384cm" svg:y="6.988cm">
          <text:p text:style-name="P62"><text:span text:style-name="T14">プ</text:span><text:span text:style-name="T14">ロ</text:span><text:span text:style-name="T14">ト</text:span><text:span text:style-name="T14">コ</text:span><text:span text:style-name="T14">ル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63" draw:layer="layout" svg:width="13.232cm" svg:height="0.827cm" svg:x="14cm" svg:y="6.988cm">
          <text:p text:style-name="P62"><text:span text:style-name="T14">チ</text:span><text:span text:style-name="T14">ェ</text:span><text:span text:style-name="T14">ッ</text:span><text:span text:style-name="T14">ク</text:span><text:span text:style-name="T14">サ</text:span><text:span text:style-name="T14">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3" draw:layer="layout" svg:width="26.464cm" svg:height="0.827cm" svg:x="0.768cm" svg:y="7.815cm">
          <text:p text:style-name="P62"><text:span text:style-name="T14">送</text:span><text:span text:style-name="T14">信</text:span><text:span text:style-name="T14">元</text:span><text:span text:style-name="T14">ア</text:span><text:span text:style-name="T14">ド</text:span><text:span text:style-name="T14">レ</text:span><text:span text:style-name="T14">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3" draw:layer="layout" svg:width="26.464cm" svg:height="0.827cm" svg:x="0.768cm" svg:y="8.642cm">
          <text:p text:style-name="P62"><text:span text:style-name="T14">宛</text:span><text:span text:style-name="T14">先</text:span><text:span text:style-name="T14">ア</text:span><text:span text:style-name="T14">ド</text:span><text:span text:style-name="T14">レ</text:span><text:span text:style-name="T14">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3" draw:layer="layout" svg:width="26.464cm" svg:height="0.827cm" svg:x="0.768cm" svg:y="9.469cm">
          <text:p text:style-name="P62"><text:span text:style-name="T14">拡</text:span><text:span text:style-name="T14">張</text:span><text:span text:style-name="T14">情</text:span><text:span text:style-name="T14">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3" draw:layer="layout" svg:width="26.464cm" svg:height="3.111cm" svg:x="0.768cm" svg:y="10.296cm">
          <text:p text:style-name="P62"><text:span text:style-name="T14">デ</text:span><text:span text:style-name="T14">ー</text:span><text:span text:style-name="T14">タ</text:span><text:span text:style-name="T14">（</text:span><text:span text:style-name="T14">ペ</text:span><text:span text:style-name="T14">イ</text:span><text:span text:style-name="T14">ロ</text:span><text:span text:style-name="T14">ー</text:span><text:span text:style-name="T14">ド</text:span><text:span text:style-name="T14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9" draw:text-style-name="P57" draw:layer="layout" svg:width="9.919cm" svg:height="1.877cm" svg:x="9.041cm" svg:y="0.711cm">
            <draw:text-box>
              <text:p text:style-name="P56"><text:span text:style-name="T12"/></text:p>
              <text:p text:style-name="P56"><text:span text:style-name="T12">IPv4</text:span><text:span text:style-name="T12">フレームフォーマッ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presentation:notes draw:style-name="dp1">
          <draw:page-thumbnail draw:style-name="gr22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g>
          <draw:frame draw:style-name="gr59" draw:text-style-name="P57" draw:layer="layout" svg:width="9.919cm" svg:height="1.877cm" svg:x="9.041cm" svg:y="0.711cm">
            <draw:text-box>
              <text:p text:style-name="P56"><text:span text:style-name="T12"/></text:p>
              <text:p text:style-name="P56"><text:span text:style-name="T12">I</text:span><text:span text:style-name="T12">P</text:span><text:span text:style-name="T12">v</text:span><text:span text:style-name="T12">6</text:span><text:span text:style-name="T12">フ</text:span><text:span text:style-name="T12">レ</text:span><text:span text:style-name="T12">ー</text:span><text:span text:style-name="T12">ム</text:span><text:span text:style-name="T12">フ</text:span><text:span text:style-name="T12">ォ</text:span><text:span text:style-name="T12">ー</text:span><text:span text:style-name="T12">マ</text:span><text:span text:style-name="T12">ッ</text:span><text:span text:style-name="T12">ト</text:span></text:p>
            </draw:text-box>
          </draw:frame>
          <draw:line draw:style-name="gr60" draw:text-style-name="P58" draw:layer="layout" svg:x1="2.058cm" svg:y1="2.809cm" svg:x2="25.942cm" svg:y2="2.809cm">
            <text:p/>
          </draw:line>
        </draw:g>
        <draw:g>
          <draw:custom-shape draw:style-name="gr62" draw:text-style-name="P60" draw:layer="layout" svg:width="0.827cm" svg:height="0.827cm" svg:x="1.289cm" svg:y="3.536cm">
            <text:p text:style-name="P59"><text:span text:style-name="T13">0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0" draw:layer="layout" svg:width="0.827cm" svg:height="0.827cm" svg:x="2.116cm" svg:y="3.536cm">
            <text:p text:style-name="P59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.943cm" svg:y="3.536cm">
            <text:p text:style-name="P59">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4.597cm" svg:y="3.536cm">
            <text:p text:style-name="P59">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5.424cm" svg:y="3.536cm">
            <text:p text:style-name="P59">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6.251cm" svg:y="3.536cm">
            <text:p text:style-name="P59">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7.078cm" svg:y="3.536cm">
            <text:p text:style-name="P59">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7.905cm" svg:y="3.536cm">
            <text:p text:style-name="P59">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3.77cm" svg:y="3.536cm">
            <text:p text:style-name="P59">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8.732cm" svg:y="3.536cm">
            <text:p text:style-name="P59">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9.559cm" svg:y="3.536cm">
            <text:p text:style-name="P59">10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0.386cm" svg:y="3.536cm">
            <text:p text:style-name="P59">11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1.213cm" svg:y="3.536cm">
            <text:p text:style-name="P59">1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2.04cm" svg:y="3.536cm">
            <text:p text:style-name="P59">1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2.867cm" svg:y="3.536cm">
            <text:p text:style-name="P59">1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3.694cm" svg:y="3.536cm">
            <text:p text:style-name="P59">1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4.521cm" svg:y="3.536cm">
            <text:p text:style-name="P59">1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5.348cm" svg:y="3.536cm">
            <text:p text:style-name="P59">1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6.175cm" svg:y="3.536cm">
            <text:p text:style-name="P59">1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7.002cm" svg:y="3.536cm">
            <text:p text:style-name="P59">1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7.829cm" svg:y="3.536cm">
            <text:p text:style-name="P59">20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8.656cm" svg:y="3.536cm">
            <text:p text:style-name="P59">21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19.483cm" svg:y="3.536cm">
            <text:p text:style-name="P59">22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0.31cm" svg:y="3.536cm">
            <text:p text:style-name="P59">23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1.137cm" svg:y="3.536cm">
            <text:p text:style-name="P59">24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1.964cm" svg:y="3.536cm">
            <text:p text:style-name="P59">25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2.791cm" svg:y="3.536cm">
            <text:p text:style-name="P59">26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3.618cm" svg:y="3.536cm">
            <text:p text:style-name="P59">27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4.445cm" svg:y="3.536cm">
            <text:p text:style-name="P59">28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5.272cm" svg:y="3.536cm">
            <text:p text:style-name="P59">29</text:p>
            <draw:enhanced-geometry svg:viewBox="0 0 21600 21600" draw:type="rectangle" draw:enhanced-path="M 0 0 L 21600 0 21600 21600 0 21600 0 0 Z N"/>
          </draw:custom-shape>
          <draw:custom-shape draw:style-name="gr62" draw:text-style-name="P61" draw:layer="layout" svg:width="0.827cm" svg:height="0.827cm" svg:x="26.099cm" svg:y="3.536cm">
            <text:p text:style-name="P59">3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1" draw:layer="layout" svg:width="0.827cm" svg:height="0.827cm" svg:x="26.926cm" svg:y="3.536cm">
            <text:p text:style-name="P59">3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3.536cm">
            <text:p text:style-name="P59"><text:span text:style-name="T13">-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4.363cm">
            <text:p text:style-name="P59"><text:span text:style-name="T13">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5.19cm">
            <text:p text:style-name="P59"><text:span text:style-name="T13">3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017cm">
            <text:p text:style-name="P59"><text:span text:style-name="T13">6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6.844cm">
            <text:p text:style-name="P59"><text:span text:style-name="T13">9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7.671cm">
            <text:p text:style-name="P59"><text:span text:style-name="T13">128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8.498cm">
            <text:p text:style-name="P59"><text:span text:style-name="T13">16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3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3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3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3">288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3" draw:layer="layout" svg:width="3.308cm" svg:height="0.827cm" svg:x="1.289cm" svg:y="4.363cm">
            <text:p text:style-name="P62"><text:span text:style-name="T14">バージョン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4.597cm" svg:y="4.363cm">
            <text:p text:style-name="P62"><text:span text:style-name="T14">トラフィッククラ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63" draw:layer="layout" svg:width="16.54cm" svg:height="0.827cm" svg:x="11.213cm" svg:y="4.363cm">
            <text:p text:style-name="P62"><text:span text:style-name="T14">フローラベ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63" draw:layer="layout" svg:width="13.232cm" svg:height="0.827cm" svg:x="1.289cm" svg:y="5.19cm">
            <text:p text:style-name="P62"><text:span text:style-name="T14">ペイロード長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14.521cm" svg:y="5.19cm">
            <text:p text:style-name="P62"><text:span text:style-name="T14"><text:s/></text:span><text:span text:style-name="T14">次ヘッダ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63" draw:layer="layout" svg:width="6.616cm" svg:height="0.827cm" svg:x="21.137cm" svg:y="5.19cm">
            <text:p text:style-name="P62"><text:span text:style-name="T14">ホップ制限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3" draw:layer="layout" svg:width="26.464cm" svg:height="3.308cm" svg:x="1.289cm" svg:y="6.017cm">
            <text:p text:style-name="P62"><text:span text:style-name="T14">送信元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63" draw:layer="layout" svg:width="26.464cm" svg:height="3.308cm" svg:x="1.289cm" svg:y="9.325cm">
            <text:p text:style-name="P62"><text:span text:style-name="T14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9.325cm">
            <text:p text:style-name="P59"><text:span text:style-name="T13">192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152cm">
            <text:p text:style-name="P59"><text:span text:style-name="T13">22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0.979cm">
            <text:p text:style-name="P59"><text:span text:style-name="T13">256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0" draw:layer="layout" svg:width="1.042cm" svg:height="0.827cm" svg:x="0.247cm" svg:y="11.806cm">
            <text:p text:style-name="P59"><text:span text:style-name="T13">288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63" draw:layer="layout" svg:width="26.464cm" svg:height="3.308cm" svg:x="1.289cm" svg:y="9.325cm">
            <text:p text:style-name="P62"><text:span text:style-name="T14">宛先アドレス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63" draw:layer="layout" svg:width="26.464cm" svg:height="0.827cm" svg:x="1.289cm" svg:y="12.633cm">
            <text:p text:style-name="P62"><text:span text:style-name="T14">オプション（可変長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63" draw:layer="layout" svg:width="26.464cm" svg:height="1.598cm" svg:x="1.289cm" svg:y="13.46cm">
            <text:p text:style-name="P62"><text:span text:style-name="T14">データ（ペイロード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60" draw:layer="layout" svg:width="1.042cm" svg:height="2.425cm" svg:x="0.247cm" svg:y="12.633cm">
            <text:p text:style-name="P59"><text:span text:style-name="T13">-</text:span></text:p>
            <draw:enhanced-geometry svg:viewBox="0 0 21600 21600" draw:type="rectangle" draw:enhanced-path="M 0 0 L 21600 0 21600 21600 0 21600 0 0 Z N"/>
          </draw:custom-shape>
        </draw:g>
        <presentation:notes draw:style-name="dp1">
          <draw:page-thumbnail draw:style-name="gr22" draw:layer="layout" svg:width="19.798cm" svg:height="11.136cm" svg:x="0.6cm" svg:y="2.257cm" draw:page-number="9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isplay Medium" svg:font-family="'Noto Sans Display Medium'" style:font-family-generic="swiss" style:font-pitch="variable"/>
    <style:font-face style:name="Noto Sans Display Medium1" svg:font-family="'Noto Sans Display Medium'" style:font-adornments="Display Medium" style:font-family-generic="swiss" style:font-pitch="variable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1-06T17:52:58.227743988</dc:date>
    <meta:editing-duration>PT8H2M1S</meta:editing-duration>
    <meta:editing-cycles>26</meta:editing-cycles>
    <meta:generator>LibreOffice/7.4.2.3$Linux_X86_64 LibreOffice_project/40$Build-3</meta:generator>
    <meta:document-statistic meta:object-count="310"/>
  </office:meta>
</office:document-meta>
</file>